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509in" table:align="left"/>
    </style:style>
    <style:style style:name="Table1.A" style:family="table-column">
      <style:table-column-properties style:column-width="1.2681in"/>
    </style:style>
    <style:style style:name="Table1.B" style:family="table-column">
      <style:table-column-properties style:column-width="2.2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7576in" table:align="left"/>
    </style:style>
    <style:style style:name="Table2.A" style:family="table-column">
      <style:table-column-properties style:column-width="0.9958in"/>
    </style:style>
    <style:style style:name="Table2.B" style:family="table-column">
      <style:table-column-properties style:column-width="1.1896in"/>
    </style:style>
    <style:style style:name="Table2.C" style:family="table-column">
      <style:table-column-properties style:column-width="1.572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8507in" table:align="left"/>
    </style:style>
    <style:style style:name="Table3.A" style:family="table-column">
      <style:table-column-properties style:column-width="1.4174in"/>
    </style:style>
    <style:style style:name="Table3.B" style:family="table-column">
      <style:table-column-properties style:column-width="1.433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3403in" table:align="left"/>
    </style:style>
    <style:style style:name="Table4.A" style:family="table-column">
      <style:table-column-properties style:column-width="1.2458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097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5125in" table:align="left"/>
    </style:style>
    <style:style style:name="Table5.A" style:family="table-column">
      <style:table-column-properties style:column-width="1.1625in"/>
    </style:style>
    <style:style style:name="Table5.B" style:family="table-column">
      <style:table-column-properties style:column-width="1.3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7306in" table:align="left"/>
    </style:style>
    <style:style style:name="Table6.A" style:family="table-column">
      <style:table-column-properties style:column-width="0.9125in"/>
    </style:style>
    <style:style style:name="Table6.B" style:family="table-column">
      <style:table-column-properties style:column-width="0.818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6604in" table:align="left"/>
    </style:style>
    <style:style style:name="Table7.A" style:family="table-column">
      <style:table-column-properties style:column-width="1.4215in"/>
    </style:style>
    <style:style style:name="Table7.B" style:family="table-column">
      <style:table-column-properties style:column-width="1.238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7313in" table:align="left"/>
    </style:style>
    <style:style style:name="Table8.A" style:family="table-column">
      <style:table-column-properties style:column-width="0.8854in"/>
    </style:style>
    <style:style style:name="Table8.B" style:family="table-column">
      <style:table-column-properties style:column-width="0.8458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Quotations" style:list-style-name="L36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/></text:p>
      <text:h text:style-name="Heading_20_2" text:outline-level="2">✅ <text:span text:style-name="Strong_20_Emphasis">DBMS vs RDBMS (As per Document – Interview Answer)</text:span></text:h>
      <text:h text:style-name="Heading_20_3" text:outline-level="3"><text:span text:style-name="Strong_20_Emphasis">DBMS</text:span></text:h>
      <text:list text:style-name="L1">
        <text:list-item>
          <text:p text:style-name="P3">DBMS stands for <text:span text:style-name="Strong_20_Emphasis">Database Management System</text:span></text:p>
        </text:list-item>
        <text:list-item>
          <text:p text:style-name="P3">It is a <text:span text:style-name="Strong_20_Emphasis">software used to create and work with databases</text:span></text:p>
        </text:list-item>
        <text:list-item>
          <text:p text:style-name="P3">Acts as an <text:span text:style-name="Strong_20_Emphasis">interface between user and database</text:span></text:p>
        </text:list-item>
      </text:list>
      <text:p text:style-name="P1"><text:span text:style-name="Source_20_Text">USER <text:s/>→ <text:s/>DBMS <text:s/>→ <text:s/>DATABASE</text:span></text:p>
      <text:p text:style-name="Horizontal_20_Line"/>
      <text:h text:style-name="Heading_20_3" text:outline-level="3"><text:span text:style-name="Strong_20_Emphasis">RDBMS</text:span></text:h>
      <text:list text:style-name="L2">
        <text:list-item>
          <text:p text:style-name="P4">RDBMS stands for <text:span text:style-name="Strong_20_Emphasis">Relational Database Management System</text:span></text:p>
        </text:list-item>
        <text:list-item>
          <text:p text:style-name="P4">Concepts introduced by <text:span text:style-name="Strong_20_Emphasis">E. F. Codd</text:span></text:p>
        </text:list-item>
        <text:list-item>
          <text:p text:style-name="P4">Data must be organized in <text:span text:style-name="Strong_20_Emphasis">tables (rows and columns)</text:span></text:p>
        </text:list-item>
        <text:list-item>
          <text:p text:style-name="P4">Tables are related using <text:span text:style-name="Strong_20_Emphasis">Primary Key and Foreign Key</text:span></text:p>
        </text:list-item>
        <text:list-item>
          <text:p text:style-name="P4">Supports <text:span text:style-name="Strong_20_Emphasis">Codd’s 12 rules</text:span> (Perfect RDBMS)</text:p>
        </text:list-item>
      </text:list>
      <text:p text:style-name="Horizontal_20_Line"/>
      <text:h text:style-name="Heading_20_3" text:outline-level="3">🔥 <text:span text:style-name="Strong_20_Emphasis">Difference Table (Document Based)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BMS</text:p>
            </table:table-cell>
            <table:table-cell table:style-name="Table1.A1" office:value-type="string">
              <text:p text:style-name="Table_20_Heading">RDBMS</text:p>
            </table:table-cell>
          </table:table-row>
        </table:table-header-rows>
        <table:table-row>
          <table:table-cell table:style-name="Table1.A1" office:value-type="string">
            <text:p text:style-name="Table_20_Contents">Stores data</text:p>
          </table:table-cell>
          <table:table-cell table:style-name="Table1.A1" office:value-type="string">
            <text:p text:style-name="Table_20_Contents">Stores data in tables</text:p>
          </table:table-cell>
        </table:table-row>
        <table:table-row>
          <table:table-cell table:style-name="Table1.A1" office:value-type="string">
            <text:p text:style-name="Table_20_Contents">No table relations</text:p>
          </table:table-cell>
          <table:table-cell table:style-name="Table1.A1" office:value-type="string">
            <text:p text:style-name="Table_20_Contents">Tables related using foreign key</text:p>
          </table:table-cell>
        </table:table-row>
        <table:table-row>
          <table:table-cell table:style-name="Table1.A1" office:value-type="string">
            <text:p text:style-name="Table_20_Contents">More redundancy</text:p>
          </table:table-cell>
          <table:table-cell table:style-name="Table1.A1" office:value-type="string">
            <text:p text:style-name="Table_20_Contents">Less redundancy</text:p>
          </table:table-cell>
        </table:table-row>
        <table:table-row>
          <table:table-cell table:style-name="Table1.A1" office:value-type="string">
            <text:p text:style-name="Table_20_Contents">Less security</text:p>
          </table:table-cell>
          <table:table-cell table:style-name="Table1.A1" office:value-type="string">
            <text:p text:style-name="Table_20_Contents">More security</text:p>
          </table:table-cell>
        </table:table-row>
        <table:table-row>
          <table:table-cell table:style-name="Table1.A1" office:value-type="string">
            <text:p text:style-name="Table_20_Contents">No transactions</text:p>
          </table:table-cell>
          <table:table-cell table:style-name="Table1.A1" office:value-type="string">
            <text:p text:style-name="Table_20_Contents">Supports transactions</text:p>
          </table:table-cell>
        </table:table-row>
        <table:table-row>
          <table:table-cell table:style-name="Table1.A1" office:value-type="string">
            <text:p text:style-name="Table_20_Contents">No ACID</text:p>
          </table:table-cell>
          <table:table-cell table:style-name="Table1.A1" office:value-type="string">
            <text:p text:style-name="Table_20_Contents">Supports ACID properties</text:p>
          </table:table-cell>
        </table:table-row>
      </table:table>
      <text:p text:style-name="Horizontal_20_Line"/>
      <text:h text:style-name="Heading_20_3" text:outline-level="3"><text:span text:style-name="Strong_20_Emphasis">ACID (RDBMS Feature)</text:span></text:h>
      <text:list text:style-name="L3">
        <text:list-item>
          <text:p text:style-name="P5"><text:span text:style-name="Strong_20_Emphasis">A</text:span> – Atomicity</text:p>
        </text:list-item>
        <text:list-item>
          <text:p text:style-name="P5"><text:span text:style-name="Strong_20_Emphasis">C</text:span> – Consistency</text:p>
        </text:list-item>
        <text:list-item>
          <text:p text:style-name="P5"><text:span text:style-name="Strong_20_Emphasis">I</text:span> – Isolation</text:p>
        </text:list-item>
        <text:list-item>
          <text:p text:style-name="P5"><text:span text:style-name="Strong_20_Emphasis">D</text:span> – Durability</text:p>
        </text:list-item>
      </text:list>
      <text:p text:style-name="Horizontal_20_Line"/>
      <text:h text:style-name="Heading_20_3" text:outline-level="3"><text:soft-page-break/>🎯 <text:span text:style-name="Strong_20_Emphasis">One-Line Interview Answer</text:span></text:h>
      <text:p text:style-name="Quotations"><text:span text:style-name="Strong_20_Emphasis">DBMS is software to manage databases, whereas RDBMS manages relational data using tables, keys, and supports ACID properties.</text:span></text:p>
      <text:p text:style-name="Horizontal_20_Line"/>
      <text:h text:style-name="Heading_20_2" text:outline-level="2">✅ <text:span text:style-name="Strong_20_Emphasis">What is SQL? (Interview Answer – As per Document)</text:span></text:h>
      <text:p text:style-name="Text_20_body"><text:span text:style-name="Strong_20_Emphasis">SQL (Structured Query Language)</text:span> is a <text:span text:style-name="Strong_20_Emphasis">language used to communicate with the database (Oracle)</text:span>.</text:p>
      <text:list text:style-name="L5">
        <text:list-item>
          <text:p text:style-name="P7">User communicates with Oracle by sending <text:span text:style-name="Strong_20_Emphasis">commands called queries</text:span></text:p>
        </text:list-item>
        <text:list-item>
          <text:p text:style-name="P7">A <text:span text:style-name="Strong_20_Emphasis">query</text:span> is a command / instruction / question given to Oracle to perform some operation on the database</text:p>
        </text:list-item>
        <text:list-item>
          <text:p text:style-name="P7">SQL was <text:span text:style-name="Strong_20_Emphasis">originally introduced by IBM</text:span></text:p>
        </text:list-item>
        <text:list-item>
          <text:p text:style-name="P7">Initial name was <text:span text:style-name="Strong_20_Emphasis">SEQUEL</text:span>, later renamed to <text:span text:style-name="Strong_20_Emphasis">SQL</text:span></text:p>
        </text:list-item>
        <text:list-item>
          <text:p text:style-name="P7">SQL is <text:span text:style-name="Strong_20_Emphasis">common to all RDBMS database softwares</text:span></text:p>
        </text:list-item>
      </text:list>
      <text:p text:style-name="P1"><text:span text:style-name="Source_20_Text">USER → SQL → ORACLE → DATABASE</text:span></text:p>
      <text:p text:style-name="Horizontal_20_Line"/>
      <text:h text:style-name="Heading_20_3" text:outline-level="3">🎯 <text:span text:style-name="Strong_20_Emphasis">One-Line Interview Answer</text:span></text:h>
      <text:p text:style-name="Quotations"><text:span text:style-name="Strong_20_Emphasis">SQL is a structured query language used to communicate with a database by executing queries.</text:span></text:p>
      <text:p text:style-name="Horizontal_20_Line"/>
      <text:h text:style-name="Heading_20_3" text:outline-level="3">📌 <text:span text:style-name="Strong_20_Emphasis">Extra Interview Points (from document)</text:span></text:h>
      <text:list text:style-name="L6">
        <text:list-item>
          <text:p text:style-name="P8">SQL commands are <text:span text:style-name="Strong_20_Emphasis">not case sensitive</text:span></text:p>
        </text:list-item>
        <text:list-item>
          <text:p text:style-name="P8">SQL commands must end with <text:span text:style-name="Strong_20_Emphasis">semicolon (;)</text:span></text:p>
        </text:list-item>
        <text:list-item>
          <text:p text:style-name="P8">SQL works with all RDBMS like Oracle, MySQL, SQL Server</text:p>
        </text:list-item>
      </text:list>
      <text:p text:style-name="Text_20_body"/>
      <text:h text:style-name="Heading_20_2" text:outline-level="2">✅ <text:span text:style-name="Strong_20_Emphasis">Difference between JOINs (Interview Style – As per Document Notes)</text:span></text:h>
      <text:h text:style-name="Heading_20_3" text:outline-level="3">🔹 <text:span text:style-name="Strong_20_Emphasis">INNER JOIN</text:span></text:h>
      <text:list text:style-name="L7">
        <text:list-item>
          <text:p text:style-name="P9">Returns <text:span text:style-name="Strong_20_Emphasis">only matching rows</text:span> from both tables</text:p>
        </text:list-item>
        <text:list-item>
          <text:p text:style-name="P9">Non-matching rows are <text:span text:style-name="Strong_20_Emphasis">ignored</text:span></text:p>
        </text:list-item>
      </text:list>
      <text:p text:style-name="Text_20_body"><text:span text:style-name="Strong_20_Emphasis">Interview line:</text:span></text:p>
      <text:p text:style-name="Quotations">INNER JOIN returns records that are common in both tables.</text:p>
      <text:p text:style-name="Horizontal_20_Line"><text:soft-page-break/></text:p>
      <text:h text:style-name="Heading_20_3" text:outline-level="3">🔹 <text:span text:style-name="Strong_20_Emphasis">LEFT OUTER JOIN</text:span></text:h>
      <text:list text:style-name="L8">
        <text:list-item>
          <text:p text:style-name="P10">Returns <text:span text:style-name="Strong_20_Emphasis">all rows from left table</text:span></text:p>
        </text:list-item>
        <text:list-item>
          <text:p text:style-name="P10">Matching rows from right table</text:p>
        </text:list-item>
        <text:list-item>
          <text:p text:style-name="P10">Non-matching right rows → <text:span text:style-name="Strong_20_Emphasis">NULL</text:span></text:p>
        </text:list-item>
      </text:list>
      <text:p text:style-name="Text_20_body"><text:span text:style-name="Strong_20_Emphasis">Interview line:</text:span></text:p>
      <text:p text:style-name="Quotations">LEFT JOIN returns all rows from left table and matching rows from right table.</text:p>
      <text:p text:style-name="Horizontal_20_Line"/>
      <text:h text:style-name="Heading_20_3" text:outline-level="3">🔹 <text:span text:style-name="Strong_20_Emphasis">RIGHT OUTER JOIN</text:span></text:h>
      <text:list text:style-name="L9">
        <text:list-item>
          <text:p text:style-name="P11">Returns <text:span text:style-name="Strong_20_Emphasis">all rows from right table</text:span></text:p>
        </text:list-item>
        <text:list-item>
          <text:p text:style-name="P11">Matching rows from left table</text:p>
        </text:list-item>
        <text:list-item>
          <text:p text:style-name="P11">Non-matching left rows → <text:span text:style-name="Strong_20_Emphasis">NULL</text:span></text:p>
        </text:list-item>
      </text:list>
      <text:p text:style-name="Text_20_body"><text:span text:style-name="Strong_20_Emphasis">Interview line:</text:span></text:p>
      <text:p text:style-name="Quotations">RIGHT JOIN returns all rows from right table and matching rows from left table.</text:p>
      <text:p text:style-name="Horizontal_20_Line"/>
      <text:h text:style-name="Heading_20_3" text:outline-level="3">🔹 <text:span text:style-name="Strong_20_Emphasis">FULL OUTER JOIN</text:span></text:h>
      <text:list text:style-name="L10">
        <text:list-item>
          <text:p text:style-name="P12">Returns <text:span text:style-name="Strong_20_Emphasis">all rows from both tables</text:span></text:p>
        </text:list-item>
        <text:list-item>
          <text:p text:style-name="P12">Matching + non-matching rows</text:p>
        </text:list-item>
        <text:list-item>
          <text:p text:style-name="P12">NULLs on both sides where no match</text:p>
        </text:list-item>
      </text:list>
      <text:p text:style-name="Text_20_body"><text:span text:style-name="Strong_20_Emphasis">Interview line:</text:span></text:p>
      <text:p text:style-name="Quotations">FULL JOIN returns all rows from both tables including unmatched rows.</text:p>
      <text:p text:style-name="Horizontal_20_Line"/>
      <text:h text:style-name="Heading_20_2" text:outline-level="2">🔥 <text:span text:style-name="Strong_20_Emphasis">Comparison Table (Most Asked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JOIN Type</text:p>
            </table:table-cell>
            <table:table-cell table:style-name="Table2.A1" office:value-type="string">
              <text:p text:style-name="Table_20_Heading">Matching Rows</text:p>
            </table:table-cell>
            <table:table-cell table:style-name="Table2.A1" office:value-type="string">
              <text:p text:style-name="Table_20_Heading">Non-Matching Rows</text:p>
            </table:table-cell>
          </table:table-row>
        </table:table-header-rows>
        <table:table-row>
          <table:table-cell table:style-name="Table2.A1" office:value-type="string">
            <text:p text:style-name="Table_20_Contents">INNER JOIN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No</text:p>
          </table:table-cell>
        </table:table-row>
        <table:table-row>
          <table:table-cell table:style-name="Table2.A1" office:value-type="string">
            <text:p text:style-name="Table_20_Contents">LEFT JOIN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Left table</text:p>
          </table:table-cell>
        </table:table-row>
        <table:table-row>
          <table:table-cell table:style-name="Table2.A1" office:value-type="string">
            <text:p text:style-name="Table_20_Contents">RIGHT JOIN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Right table</text:p>
          </table:table-cell>
        </table:table-row>
        <table:table-row>
          <table:table-cell table:style-name="Table2.A1" office:value-type="string">
            <text:p text:style-name="Table_20_Contents">FULL JOIN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Both tables</text:p>
          </table:table-cell>
        </table:table-row>
      </table:table>
      <text:p text:style-name="Horizontal_20_Line"/>
      <text:h text:style-name="Heading_20_3" text:outline-level="3">🎯 <text:span text:style-name="Strong_20_Emphasis">One-Line Power Memory</text:span></text:h>
      <text:p text:style-name="Quotations"><text:span text:style-name="Strong_20_Emphasis">INNER = common, LEFT = left full, RIGHT = right full, FULL = everything</text:span></text:p>
      <text:p text:style-name="Horizontal_20_Line"><text:soft-page-break/></text:p>
      <text:p text:style-name="Text_20_body"><text:span text:style-name="Source_20_Text">Sare 👍<text:line-break/></text:span><text:span text:style-name="Source_20_Text"><text:span text:style-name="Strong_20_Emphasis">Nee document (BATCH53) prakaaram</text:span></text:span><text:span text:style-name="Source_20_Text">,<text:line-break/>👉 </text:span><text:span text:style-name="Source_20_Text"><text:span text:style-name="Strong_20_Emphasis">important SQL keywords differences</text:span></text:span><text:span text:style-name="Source_20_Text"> ni<text:line-break/>👉 </text:span><text:span text:style-name="Source_20_Text"><text:span text:style-name="Strong_20_Emphasis">prati okkati DETAIL ga + example + Telugu explanation</text:span></text:span><text:span text:style-name="Source_20_Text"> tho explain chestha.<text:line-break/>(Interview + exam rendu ki useful)</text:span></text:p>
      <text:p text:style-name="Horizontal_20_Line"/>
      <text:h text:style-name="Heading_20_1" text:outline-level="1">✅ 1️⃣ WHERE vs HAVING</text:h>
      <text:h text:style-name="Heading_20_3" text:outline-level="3">🔹 WHERE</text:h>
      <text:list text:style-name="L11">
        <text:list-item>
          <text:p text:style-name="P13"><text:span text:style-name="Strong_20_Emphasis">Specific rows</text:span> ni select cheyadaniki use chestam</text:p>
        </text:list-item>
        <text:list-item>
          <text:p text:style-name="P13"><text:span text:style-name="Strong_20_Emphasis">GROUP BY mundu</text:span> execute avtundi</text:p>
        </text:list-item>
        <text:list-item>
          <text:p text:style-name="P13"><text:span text:style-name="Strong_20_Emphasis">Aggregate functions (SUM, COUNT)</text:span> use cheyalem</text:p>
        </text:list-item>
      </text:list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WHERE sal &gt; 5000;</text:span></text:p>
      <text:p text:style-name="Text_20_body">🧠 Telugu:</text:p>
      <text:p text:style-name="Quotations"><text:span text:style-name="Strong_20_Emphasis">WHERE ante row filtering</text:span><text:line-break/>Salary 5000 kanna ekkuva unna employees ni select chestundi.</text:p>
      <text:p text:style-name="Horizontal_20_Line"/>
      <text:h text:style-name="Heading_20_3" text:outline-level="3">🔹 HAVING</text:h>
      <text:list text:style-name="L12">
        <text:list-item>
          <text:p text:style-name="P14"><text:span text:style-name="Strong_20_Emphasis">Groups ni filter cheyadaniki</text:span> use chestam</text:p>
        </text:list-item>
        <text:list-item>
          <text:p text:style-name="P14"><text:span text:style-name="Strong_20_Emphasis">GROUP BY tarvatha</text:span> execute avtundi</text:p>
        </text:list-item>
        <text:list-item>
          <text:p text:style-name="P14"><text:span text:style-name="Strong_20_Emphasis">Aggregate functions use cheyavachu</text:span></text:p>
        </text:list-item>
      </text:list>
      <text:p text:style-name="Preformatted_20_Text"><text:span text:style-name="Source_20_Text">SELECT dept, COUNT(*)</text:span></text:p>
      <text:p text:style-name="Preformatted_20_Text"><text:span text:style-name="Source_20_Text">FROM emp</text:span></text:p>
      <text:p text:style-name="Preformatted_20_Text"><text:span text:style-name="Source_20_Text">GROUP BY dept</text:span></text:p>
      <text:p text:style-name="P1"><text:span text:style-name="Source_20_Text">HAVING COUNT(*) &gt; 3;</text:span></text:p>
      <text:p text:style-name="Text_20_body">🧠 Telugu:</text:p>
      <text:p text:style-name="Quotations"><text:span text:style-name="Strong_20_Emphasis">HAVING ante group filtering</text:span><text:line-break/>3 kanna ekkuva employees unna departments matrame vastayi.</text:p>
      <text:p text:style-name="Horizontal_20_Line"/>
      <text:h text:style-name="Heading_20_3" text:outline-level="3">🔥 Differenc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WHERE</text:p>
            </table:table-cell>
            <table:table-cell table:style-name="Table3.A1" office:value-type="string">
              <text:p text:style-name="Table_20_Heading">HAVING</text:p>
            </table:table-cell>
          </table:table-row>
        </table:table-header-rows>
        <table:table-row>
          <table:table-cell table:style-name="Table3.A1" office:value-type="string">
            <text:p text:style-name="Table_20_Contents">Rows filter</text:p>
          </table:table-cell>
          <table:table-cell table:style-name="Table3.A1" office:value-type="string">
            <text:p text:style-name="Table_20_Contents">Groups filter</text:p>
          </table:table-cell>
        </table:table-row>
        <text:soft-page-break/>
        <table:table-row>
          <table:table-cell table:style-name="Table3.A1" office:value-type="string">
            <text:p text:style-name="Table_20_Contents">Before GROUP BY</text:p>
          </table:table-cell>
          <table:table-cell table:style-name="Table3.A1" office:value-type="string">
            <text:p text:style-name="Table_20_Contents">After GROUP BY</text:p>
          </table:table-cell>
        </table:table-row>
        <table:table-row>
          <table:table-cell table:style-name="Table3.A1" office:value-type="string">
            <text:p text:style-name="Table_20_Contents">No aggregates</text:p>
          </table:table-cell>
          <table:table-cell table:style-name="Table3.A1" office:value-type="string">
            <text:p text:style-name="Table_20_Contents">Aggregates allowed</text:p>
          </table:table-cell>
        </table:table-row>
      </table:table>
      <text:p text:style-name="Horizontal_20_Line"/>
      <text:h text:style-name="Heading_20_1" text:outline-level="1">✅ 2️⃣ DELETE vs TRUNCATE vs DROP</text:h>
      <text:h text:style-name="Heading_20_3" text:outline-level="3">🔹 DELETE</text:h>
      <text:list text:style-name="L13">
        <text:list-item>
          <text:p text:style-name="P15"><text:span text:style-name="Strong_20_Emphasis">Specific rows</text:span> delete cheyavachu</text:p>
        </text:list-item>
        <text:list-item>
          <text:p text:style-name="P15"><text:span text:style-name="Strong_20_Emphasis">WHERE condition allowed</text:span></text:p>
        </text:list-item>
        <text:list-item>
          <text:p text:style-name="P15"><text:span text:style-name="Strong_20_Emphasis">ROLLBACK possible</text:span></text:p>
        </text:list-item>
      </text:list>
      <text:p text:style-name="P1"><text:span text:style-name="Source_20_Text">DELETE FROM emp WHERE dept='hr';</text:span></text:p>
      <text:p text:style-name="Text_20_body">🧠 Telugu:</text:p>
      <text:p text:style-name="Quotations">HR department employees ni delete chestundi, tarvatha rollback cheyochu.</text:p>
      <text:p text:style-name="Horizontal_20_Line"/>
      <text:h text:style-name="Heading_20_3" text:outline-level="3">🔹 TRUNCATE</text:h>
      <text:list text:style-name="L14">
        <text:list-item>
          <text:p text:style-name="P16"><text:span text:style-name="Strong_20_Emphasis">All rows delete chestundi</text:span></text:p>
        </text:list-item>
        <text:list-item>
          <text:p text:style-name="P16"><text:span text:style-name="Strong_20_Emphasis">WHERE allowed kaadu</text:span></text:p>
        </text:list-item>
        <text:list-item>
          <text:p text:style-name="P16"><text:span text:style-name="Strong_20_Emphasis">ROLLBACK possible kaadu</text:span></text:p>
        </text:list-item>
        <text:list-item>
          <text:p text:style-name="P16"><text:span text:style-name="Strong_20_Emphasis">Memory release chestundi</text:span></text:p>
        </text:list-item>
      </text:list>
      <text:p text:style-name="P1"><text:span text:style-name="Source_20_Text">TRUNCATE TABLE emp;</text:span></text:p>
      <text:p text:style-name="Text_20_body">🧠 Telugu:</text:p>
      <text:p text:style-name="Quotations">Table empty aipothundi, structure untundi.</text:p>
      <text:p text:style-name="Horizontal_20_Line"/>
      <text:h text:style-name="Heading_20_3" text:outline-level="3">🔹 DROP</text:h>
      <text:list text:style-name="L15">
        <text:list-item>
          <text:p text:style-name="P17"><text:span text:style-name="Strong_20_Emphasis">Table structure + data</text:span> rendu delete</text:p>
        </text:list-item>
        <text:list-item>
          <text:p text:style-name="P17"><text:span text:style-name="Strong_20_Emphasis">Recyclebin ki vellutundi (10g+)</text:span></text:p>
        </text:list-item>
      </text:list>
      <text:p text:style-name="P1"><text:span text:style-name="Source_20_Text">DROP TABLE emp;</text:span></text:p>
      <text:p text:style-name="Text_20_body">🧠 Telugu:</text:p>
      <text:p text:style-name="Quotations">Table full ga delete aipothundi.</text:p>
      <text:p text:style-name="Horizontal_20_Line"/>
      <text:h text:style-name="Heading_20_3" text:outline-level="3"><text:soft-page-break/>🔥 Difference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DELETE</text:p>
            </table:table-cell>
            <table:table-cell table:style-name="Table4.A1" office:value-type="string">
              <text:p text:style-name="Table_20_Heading">TRUNCATE</text:p>
            </table:table-cell>
            <table:table-cell table:style-name="Table4.A1" office:value-type="string">
              <text:p text:style-name="Table_20_Heading">DROP</text:p>
            </table:table-cell>
          </table:table-row>
        </table:table-header-rows>
        <table:table-row>
          <table:table-cell table:style-name="Table4.A1" office:value-type="string">
            <text:p text:style-name="Table_20_Contents">DML</text:p>
          </table:table-cell>
          <table:table-cell table:style-name="Table4.A1" office:value-type="string">
            <text:p text:style-name="Table_20_Contents">DDL</text:p>
          </table:table-cell>
          <table:table-cell table:style-name="Table4.A1" office:value-type="string">
            <text:p text:style-name="Table_20_Contents">DDL</text:p>
          </table:table-cell>
        </table:table-row>
        <table:table-row>
          <table:table-cell table:style-name="Table4.A1" office:value-type="string">
            <text:p text:style-name="Table_20_Contents">WHERE allowed</text:p>
          </table:table-cell>
          <table:table-cell table:style-name="Table4.A1" office:value-type="string">
            <text:p text:style-name="Table_20_Contents">No WHERE</text:p>
          </table:table-cell>
          <table:table-cell table:style-name="Table4.A1" office:value-type="string">
            <text:p text:style-name="Table_20_Contents">Table removed</text:p>
          </table:table-cell>
        </table:table-row>
        <table:table-row>
          <table:table-cell table:style-name="Table4.A1" office:value-type="string">
            <text:p text:style-name="Table_20_Contents">Rollback yes</text:p>
          </table:table-cell>
          <table:table-cell table:style-name="Table4.A1" office:value-type="string">
            <text:p text:style-name="Table_20_Contents">No</text:p>
          </table:table-cell>
          <table:table-cell table:style-name="Table4.A1" office:value-type="string">
            <text:p text:style-name="Table_20_Contents">No</text:p>
          </table:table-cell>
        </table:table-row>
        <table:table-row>
          <table:table-cell table:style-name="Table4.A1" office:value-type="string">
            <text:p text:style-name="Table_20_Contents">Slower</text:p>
          </table:table-cell>
          <table:table-cell table:style-name="Table4.A1" office:value-type="string">
            <text:p text:style-name="Table_20_Contents">Faster</text:p>
          </table:table-cell>
          <table:table-cell table:style-name="Table4.A1" office:value-type="string">
            <text:p text:style-name="Table_20_Contents">Fastest</text:p>
          </table:table-cell>
        </table:table-row>
      </table:table>
      <text:p text:style-name="Horizontal_20_Line"/>
      <text:h text:style-name="Heading_20_1" text:outline-level="1">✅ 3️⃣ IN vs BETWEEN</text:h>
      <text:h text:style-name="Heading_20_3" text:outline-level="3">🔹 IN</text:h>
      <text:list text:style-name="L16">
        <text:list-item>
          <text:p text:style-name="P18"><text:span text:style-name="Strong_20_Emphasis">Multiple values comparison</text:span> kosam</text:p>
        </text:list-item>
      </text:list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WHERE dept IN ('hr','it');</text:span></text:p>
      <text:p text:style-name="Text_20_body">🧠 Telugu:</text:p>
      <text:p text:style-name="Quotations">HR leka IT department employees.</text:p>
      <text:p text:style-name="Horizontal_20_Line"/>
      <text:h text:style-name="Heading_20_3" text:outline-level="3">🔹 BETWEEN</text:h>
      <text:list text:style-name="L17">
        <text:list-item>
          <text:p text:style-name="P19"><text:span text:style-name="Strong_20_Emphasis">Range comparison</text:span> kosam</text:p>
        </text:list-item>
        <text:list-item>
          <text:p text:style-name="P19"><text:span text:style-name="Strong_20_Emphasis">Lower AND Upper inclusive</text:span></text:p>
        </text:list-item>
      </text:list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WHERE sal BETWEEN 5000 AND 10000;</text:span></text:p>
      <text:p text:style-name="Text_20_body">🧠 Telugu:</text:p>
      <text:p text:style-name="Quotations">Salary 5000 nundi 10000 madhya unna employees.</text:p>
      <text:p text:style-name="Horizontal_20_Line"/>
      <text:h text:style-name="Heading_20_3" text:outline-level="3">🔥 Difference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IN</text:p>
            </table:table-cell>
            <table:table-cell table:style-name="Table5.A1" office:value-type="string">
              <text:p text:style-name="Table_20_Heading">BETWEEN</text:p>
            </table:table-cell>
          </table:table-row>
        </table:table-header-rows>
        <table:table-row>
          <table:table-cell table:style-name="Table5.A1" office:value-type="string">
            <text:p text:style-name="Table_20_Contents">List comparison</text:p>
          </table:table-cell>
          <table:table-cell table:style-name="Table5.A1" office:value-type="string">
            <text:p text:style-name="Table_20_Contents">Range comparison</text:p>
          </table:table-cell>
        </table:table-row>
        <table:table-row>
          <table:table-cell table:style-name="Table5.A1" office:value-type="string">
            <text:p text:style-name="Table_20_Contents">Discrete values</text:p>
          </table:table-cell>
          <table:table-cell table:style-name="Table5.A1" office:value-type="string">
            <text:p text:style-name="Table_20_Contents">Continuous values</text:p>
          </table:table-cell>
        </table:table-row>
      </table:table>
      <text:p text:style-name="Horizontal_20_Line"/>
      <text:h text:style-name="Heading_20_1" text:outline-level="1">✅ 4️⃣ LIKE vs =</text:h>
      <text:h text:style-name="Heading_20_3" text:outline-level="3">🔹 =</text:h>
      <text:list text:style-name="L18">
        <text:list-item>
          <text:p text:style-name="P20"><text:span text:style-name="Strong_20_Emphasis">Exact match</text:span> kosam</text:p>
        </text:list-item>
      </text:list>
      <text:p text:style-name="P1"><text:soft-page-break/><text:span text:style-name="Source_20_Text">SELECT * FROM emp WHERE ename = 'sachin';</text:span></text:p>
      <text:p text:style-name="Horizontal_20_Line"/>
      <text:h text:style-name="Heading_20_3" text:outline-level="3">🔹 LIKE</text:h>
      <text:list text:style-name="L19">
        <text:list-item>
          <text:p text:style-name="P21"><text:span text:style-name="Strong_20_Emphasis">Pattern match</text:span> kosam</text:p>
        </text:list-item>
        <text:list-item>
          <text:p text:style-name="P21"><text:span text:style-name="Source_20_Text">%</text:span> → any no of chars</text:p>
        </text:list-item>
        <text:list-item>
          <text:p text:style-name="P21"><text:span text:style-name="Source_20_Text">_</text:span> → exactly one char</text:p>
        </text:list-item>
      </text:list>
      <text:p text:style-name="P1"><text:span text:style-name="Source_20_Text">SELECT * FROM emp WHERE ename LIKE 's%';</text:span></text:p>
      <text:p text:style-name="Text_20_body">🧠 Telugu:</text:p>
      <text:p text:style-name="Quotations">Name 's' tho start ayye employees.</text:p>
      <text:p text:style-name="Horizontal_20_Line"/>
      <text:h text:style-name="Heading_20_3" text:outline-level="3">🔥 Difference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=</text:p>
            </table:table-cell>
            <table:table-cell table:style-name="Table6.A1" office:value-type="string">
              <text:p text:style-name="Table_20_Heading">LIKE</text:p>
            </table:table-cell>
          </table:table-row>
        </table:table-header-rows>
        <table:table-row>
          <table:table-cell table:style-name="Table6.A1" office:value-type="string">
            <text:p text:style-name="Table_20_Contents">Exact value</text:p>
          </table:table-cell>
          <table:table-cell table:style-name="Table6.A1" office:value-type="string">
            <text:p text:style-name="Table_20_Contents">Pattern</text:p>
          </table:table-cell>
        </table:table-row>
        <table:table-row>
          <table:table-cell table:style-name="Table6.A1" office:value-type="string">
            <text:p text:style-name="Table_20_Contents">No wildcard</text:p>
          </table:table-cell>
          <table:table-cell table:style-name="Table6.A1" office:value-type="string">
            <text:p text:style-name="Table_20_Contents">Uses % , _</text:p>
          </table:table-cell>
        </table:table-row>
      </table:table>
      <text:p text:style-name="Horizontal_20_Line"/>
      <text:h text:style-name="Heading_20_1" text:outline-level="1">✅ 5️⃣ IS NULL vs = NULL</text:h>
      <text:h text:style-name="Heading_20_3" text:outline-level="3">🔹 IS NULL</text:h>
      <text:list text:style-name="L20">
        <text:list-item>
          <text:p text:style-name="P22"><text:span text:style-name="Strong_20_Emphasis">NULL comparison correct way</text:span></text:p>
        </text:list-item>
      </text:list>
      <text:p text:style-name="P1"><text:span text:style-name="Source_20_Text">SELECT * FROM emp WHERE comm IS NULL;</text:span></text:p>
      <text:p text:style-name="Text_20_body">🧠 Telugu:</text:p>
      <text:p text:style-name="Quotations">Commission assign cheyani employees.</text:p>
      <text:p text:style-name="Horizontal_20_Line"/>
      <text:h text:style-name="Heading_20_3" text:outline-level="3">🔹 = NULL ❌</text:h>
      <text:list text:style-name="L21">
        <text:list-item>
          <text:p text:style-name="P23"><text:span text:style-name="Strong_20_Emphasis">INVALID for NULL comparison</text:span></text:p>
        </text:list-item>
      </text:list>
      <text:p text:style-name="Preformatted_20_Text"><text:span text:style-name="Source_20_Text">-- WRONG</text:span></text:p>
      <text:p text:style-name="P1"><text:span text:style-name="Source_20_Text">SELECT * FROM emp WHERE comm = NULL;</text:span></text:p>
      <text:p text:style-name="Horizontal_20_Line"/>
      <text:h text:style-name="Heading_20_3" text:outline-level="3">🔥 Rule (Very Important 🔥)</text:h>
      <text:p text:style-name="Quotations"><text:span text:style-name="Strong_20_Emphasis">NULL comparison ki = vaddu, IS vadali</text:span></text:p>
      <text:p text:style-name="Horizontal_20_Line"/>
      <text:h text:style-name="Heading_20_1" text:outline-level="1"><text:soft-page-break/>✅ 6️⃣ DISTINCT vs ALL</text:h>
      <text:h text:style-name="Heading_20_3" text:outline-level="3">🔹 DISTINCT</text:h>
      <text:list text:style-name="L22">
        <text:list-item>
          <text:p text:style-name="P24"><text:span text:style-name="Strong_20_Emphasis">Duplicates remove chestundi</text:span></text:p>
        </text:list-item>
      </text:list>
      <text:p text:style-name="P1"><text:span text:style-name="Source_20_Text">SELECT DISTINCT dept FROM emp;</text:span></text:p>
      <text:p text:style-name="Text_20_body">🧠 Telugu:</text:p>
      <text:p text:style-name="Quotations">Departments list duplicates lekunda vastundi.</text:p>
      <text:p text:style-name="Horizontal_20_Line"/>
      <text:h text:style-name="Heading_20_3" text:outline-level="3">🔹 ALL (default)</text:h>
      <text:list text:style-name="L23">
        <text:list-item>
          <text:p text:style-name="P25"><text:span text:style-name="Strong_20_Emphasis">Duplicates allow chestundi</text:span></text:p>
        </text:list-item>
      </text:list>
      <text:p text:style-name="P1"><text:span text:style-name="Source_20_Text">SELECT dept FROM emp;</text:span></text:p>
      <text:p text:style-name="Horizontal_20_Line"/>
      <text:h text:style-name="Heading_20_1" text:outline-level="1">✅ 7️⃣ UNION vs UNION ALL</text:h>
      <text:h text:style-name="Heading_20_3" text:outline-level="3">🔹 UNION</text:h>
      <text:list text:style-name="L24">
        <text:list-item>
          <text:p text:style-name="P26"><text:span text:style-name="Strong_20_Emphasis">Duplicates remove chestundi</text:span></text:p>
        </text:list-item>
        <text:list-item>
          <text:p text:style-name="P26"><text:span text:style-name="Strong_20_Emphasis">Slow</text:span></text:p>
        </text:list-item>
      </text:list>
      <text:p text:style-name="Preformatted_20_Text"><text:span text:style-name="Source_20_Text">SELECT dept FROM emp</text:span></text:p>
      <text:p text:style-name="Preformatted_20_Text"><text:span text:style-name="Source_20_Text">UNION</text:span></text:p>
      <text:p text:style-name="P1"><text:span text:style-name="Source_20_Text">SELECT dept FROM manager;</text:span></text:p>
      <text:p text:style-name="Horizontal_20_Line"/>
      <text:h text:style-name="Heading_20_3" text:outline-level="3">🔹 UNION ALL</text:h>
      <text:list text:style-name="L25">
        <text:list-item>
          <text:p text:style-name="P27"><text:span text:style-name="Strong_20_Emphasis">Duplicates keep chestundi</text:span></text:p>
        </text:list-item>
        <text:list-item>
          <text:p text:style-name="P27"><text:span text:style-name="Strong_20_Emphasis">Fast</text:span></text:p>
        </text:list-item>
      </text:list>
      <text:p text:style-name="Preformatted_20_Text"><text:span text:style-name="Source_20_Text">SELECT dept FROM emp</text:span></text:p>
      <text:p text:style-name="Preformatted_20_Text"><text:span text:style-name="Source_20_Text">UNION ALL</text:span></text:p>
      <text:p text:style-name="P1"><text:span text:style-name="Source_20_Text">SELECT dept FROM manager;</text:span></text:p>
      <text:p text:style-name="Horizontal_20_Line"/>
      <text:h text:style-name="Heading_20_3" text:outline-level="3">🔥 Difference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UNION</text:p>
            </table:table-cell>
            <table:table-cell table:style-name="Table7.A1" office:value-type="string">
              <text:p text:style-name="Table_20_Heading">UNION ALL</text:p>
            </table:table-cell>
          </table:table-row>
        </table:table-header-rows>
        <table:table-row>
          <table:table-cell table:style-name="Table7.A1" office:value-type="string">
            <text:p text:style-name="Table_20_Contents">Removes duplicates</text:p>
          </table:table-cell>
          <table:table-cell table:style-name="Table7.A1" office:value-type="string">
            <text:p text:style-name="Table_20_Contents">Keeps duplicates</text:p>
          </table:table-cell>
        </table:table-row>
        <table:table-row>
          <table:table-cell table:style-name="Table7.A1" office:value-type="string">
            <text:p text:style-name="Table_20_Contents">Slower</text:p>
          </table:table-cell>
          <table:table-cell table:style-name="Table7.A1" office:value-type="string">
            <text:p text:style-name="Table_20_Contents">Faster</text:p>
          </table:table-cell>
        </table:table-row>
      </table:table>
      <text:p text:style-name="Horizontal_20_Line"/>
      <text:h text:style-name="Heading_20_1" text:outline-level="1"><text:soft-page-break/>✅ 8️⃣ ALIAS vs RENAME</text:h>
      <text:h text:style-name="Heading_20_3" text:outline-level="3">🔹 ALIAS</text:h>
      <text:list text:style-name="L26">
        <text:list-item>
          <text:p text:style-name="P28"><text:span text:style-name="Strong_20_Emphasis">Temporary name</text:span></text:p>
        </text:list-item>
        <text:list-item>
          <text:p text:style-name="P28"><text:span text:style-name="Strong_20_Emphasis">SELECT output kosam</text:span></text:p>
        </text:list-item>
      </text:list>
      <text:p text:style-name="P1"><text:span text:style-name="Source_20_Text">SELECT sal*12 AS annsal FROM emp;</text:span></text:p>
      <text:p text:style-name="Horizontal_20_Line"/>
      <text:h text:style-name="Heading_20_3" text:outline-level="3">🔹 RENAME</text:h>
      <text:list text:style-name="L27">
        <text:list-item>
          <text:p text:style-name="P29"><text:span text:style-name="Strong_20_Emphasis">Permanent table name change</text:span></text:p>
        </text:list-item>
      </text:list>
      <text:p text:style-name="P1"><text:span text:style-name="Source_20_Text">RENAME emp TO employees;</text:span></text:p>
      <text:p text:style-name="Horizontal_20_Line"/>
      <text:h text:style-name="Heading_20_3" text:outline-level="3">🔥 Difference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ALIAS</text:p>
            </table:table-cell>
            <table:table-cell table:style-name="Table8.A1" office:value-type="string">
              <text:p text:style-name="Table_20_Heading">RENAME</text:p>
            </table:table-cell>
          </table:table-row>
        </table:table-header-rows>
        <table:table-row>
          <table:table-cell table:style-name="Table8.A1" office:value-type="string">
            <text:p text:style-name="Table_20_Contents">Temporary</text:p>
          </table:table-cell>
          <table:table-cell table:style-name="Table8.A1" office:value-type="string">
            <text:p text:style-name="Table_20_Contents">Permanent</text:p>
          </table:table-cell>
        </table:table-row>
        <table:table-row>
          <table:table-cell table:style-name="Table8.A1" office:value-type="string">
            <text:p text:style-name="Table_20_Contents">Output only</text:p>
          </table:table-cell>
          <table:table-cell table:style-name="Table8.A1" office:value-type="string">
            <text:p text:style-name="Table_20_Contents">Table level</text:p>
          </table:table-cell>
        </table:table-row>
      </table:table>
      <text:p text:style-name="Horizontal_20_Line"/>
      <text:h text:style-name="Heading_20_2" text:outline-level="2">🎯 FINAL MEMORY LINE (Interview 🔥)</text:h>
      <text:p text:style-name="Quotations">WHERE rows ni filter chestundi, HAVING groups ni filter chestundi;<text:line-break/>DELETE row-wise, TRUNCATE full data, DROP full table;<text:line-break/>IN values kosam, BETWEEN range kosam;<text:line-break/>NULL ki IS vadali.</text:p>
      <text:p text:style-name="Horizontal_20_Line"/>
      <text:p text:style-name="Text_20_body"><text:span text:style-name="Source_20_Text">Sare 👍<text:line-break/></text:span><text:span text:style-name="Source_20_Text"><text:span text:style-name="Strong_20_Emphasis">Normalization ni slow ga, step-by-step, Telugu + English mix lo</text:span></text:span><text:span text:style-name="Source_20_Text"> explain chestha — </text:span><text:span text:style-name="Source_20_Text"><text:span text:style-name="Strong_20_Emphasis">nee document concept prakaaram</text:span></text:span><text:span text:style-name="Source_20_Text">, examples tho.</text:span></text:p>
      <text:p text:style-name="Horizontal_20_Line"/>
      <text:h text:style-name="Heading_20_2" text:outline-level="2">✅ Normalization ante enti?</text:h>
      <text:p text:style-name="Text_20_body"><text:span text:style-name="Strong_20_Emphasis">Normalization</text:span> ante 👉 <text:span text:style-name="Strong_20_Emphasis">database lo data ni proper ga organize cheyadam</text:span><text:line-break/>👉 <text:span text:style-name="Strong_20_Emphasis">duplicate data (redundancy) ni reduce cheyadam</text:span><text:line-break/>👉 <text:span text:style-name="Strong_20_Emphasis">data quality &amp; consistency improve cheyadam</text:span></text:p>
      <text:p text:style-name="Text_20_body">🧠 Telugu lo simple ga:</text:p>
      <text:p text:style-name="Quotations"><text:span text:style-name="Strong_20_Emphasis">Same data malli malli store cheyakunda, tables ni neat ga divide cheyadam = Normalization</text:span></text:p>
      <text:p text:style-name="Horizontal_20_Line"/>
      <text:h text:style-name="Heading_20_2" text:outline-level="2"><text:soft-page-break/>❌ Problem without Normalization (First understand this)</text:h>
      <text:h text:style-name="Heading_20_3" text:outline-level="3">Single table (NOT normalized)</text:h>
      <text:p text:style-name="Preformatted_20_Text"><text:span text:style-name="Source_20_Text">EMP</text:span></text:p>
      <text:p text:style-name="Preformatted_20_Text"><text:span text:style-name="Source_20_Text">empid <text:s/>ename <text:s text:c="2"/>dept <text:s text:c="2"/>dept_loc <text:s text:c="2"/>manager</text:span></text:p>
      <text:p text:style-name="Preformatted_20_Text"><text:span text:style-name="Source_20_Text">101 <text:s text:c="3"/>Ravi <text:s text:c="3"/>HR <text:s text:c="4"/>HYD <text:s text:c="7"/>Suresh</text:span></text:p>
      <text:p text:style-name="Preformatted_20_Text"><text:span text:style-name="Source_20_Text">102 <text:s text:c="3"/>Sita <text:s text:c="3"/>HR <text:s text:c="4"/>HYD <text:s text:c="7"/>Suresh</text:span></text:p>
      <text:p text:style-name="P1"><text:span text:style-name="Source_20_Text">103 <text:s text:c="3"/>Ram <text:s text:c="4"/>IT <text:s text:c="4"/>BLR <text:s text:c="7"/>Mahesh</text:span></text:p>
      <text:h text:style-name="Heading_20_3" text:outline-level="3">Problems:</text:h>
      <text:list text:style-name="L29">
        <text:list-item>
          <text:p text:style-name="P31"><text:span text:style-name="Strong_20_Emphasis">Redundancy</text:span> → HR, HYD, Suresh repeated</text:p>
        </text:list-item>
        <text:list-item>
          <text:p text:style-name="P31"><text:span text:style-name="Strong_20_Emphasis">Update problem</text:span> → HR location change aithe multiple rows update cheyali</text:p>
        </text:list-item>
        <text:list-item>
          <text:p text:style-name="P31"><text:span text:style-name="Strong_20_Emphasis">Insert problem</text:span> → New dept add cheyali ante employee lekapothe kastam</text:p>
        </text:list-item>
        <text:list-item>
          <text:p text:style-name="P31"><text:span text:style-name="Strong_20_Emphasis">Delete problem</text:span> → Last HR employee delete cheste dept info pothadi</text:p>
        </text:list-item>
      </text:list>
      <text:p text:style-name="Text_20_body">👉 <text:span text:style-name="Strong_20_Emphasis">Ee problems ni solve cheyadanike Normalization</text:span></text:p>
      <text:p text:style-name="Horizontal_20_Line"/>
      <text:h text:style-name="Heading_20_2" text:outline-level="2">✅ Types of Normalization (Interview Important)</text:h>
      <text:h text:style-name="Heading_20_3" text:outline-level="3">1️⃣ First Normal Form (1NF)</text:h>
      <text:h text:style-name="Heading_20_3" text:outline-level="3">Rule:</text:h>
      <text:list text:style-name="L30">
        <text:list-item>
          <text:p text:style-name="P32"><text:span text:style-name="Strong_20_Emphasis">No multiple values in one column</text:span></text:p>
        </text:list-item>
        <text:list-item>
          <text:p text:style-name="P32"><text:span text:style-name="Strong_20_Emphasis">Atomic values (single value per cell)</text:span></text:p>
        </text:list-item>
      </text:list>
      <text:p text:style-name="Text_20_body">❌ Before 1NF</text:p>
      <text:p text:style-name="Preformatted_20_Text"><text:span text:style-name="Source_20_Text">STUDENT</text:span></text:p>
      <text:p text:style-name="Preformatted_20_Text"><text:span text:style-name="Source_20_Text">sid <text:s text:c="2"/>sname <text:s text:c="2"/>subjects</text:span></text:p>
      <text:p text:style-name="P1"><text:span text:style-name="Source_20_Text">1 <text:s text:c="4"/>A <text:s text:c="6"/>Math,Physics,Chemistry</text:span></text:p>
      <text:p text:style-name="Text_20_body">✅ After 1NF</text:p>
      <text:p text:style-name="Preformatted_20_Text"><text:span text:style-name="Source_20_Text">STUDENT</text:span></text:p>
      <text:p text:style-name="Preformatted_20_Text"><text:span text:style-name="Source_20_Text">sid <text:s text:c="2"/>sname <text:s text:c="2"/>subject</text:span></text:p>
      <text:p text:style-name="Preformatted_20_Text"><text:span text:style-name="Source_20_Text">1 <text:s text:c="4"/>A <text:s text:c="6"/>Math</text:span></text:p>
      <text:p text:style-name="Preformatted_20_Text"><text:span text:style-name="Source_20_Text">1 <text:s text:c="4"/>A <text:s text:c="6"/>Physics</text:span></text:p>
      <text:p text:style-name="P1"><text:span text:style-name="Source_20_Text">1 <text:s text:c="4"/>A <text:s text:c="6"/>Chemistry</text:span></text:p>
      <text:p text:style-name="Text_20_body">🧠 Telugu:</text:p>
      <text:p text:style-name="Quotations"><text:span text:style-name="Strong_20_Emphasis">Oka column lo okate value undali</text:span></text:p>
      <text:p text:style-name="Horizontal_20_Line"/>
      <text:h text:style-name="Heading_20_3" text:outline-level="3"><text:soft-page-break/>2️⃣ Second Normal Form (2NF)</text:h>
      <text:h text:style-name="Heading_20_3" text:outline-level="3">Rule:</text:h>
      <text:list text:style-name="L31">
        <text:list-item>
          <text:p text:style-name="P33">Table must be in <text:span text:style-name="Strong_20_Emphasis">1NF</text:span></text:p>
        </text:list-item>
        <text:list-item>
          <text:p text:style-name="P33"><text:span text:style-name="Strong_20_Emphasis">Partial dependency undakudadu</text:span></text:p>
        </text:list-item>
      </text:list>
      <text:p text:style-name="Text_20_body">👉 Partial dependency ante:</text:p>
      <text:list text:style-name="L32">
        <text:list-item>
          <text:p text:style-name="P34">Composite primary key lo</text:p>
        </text:list-item>
        <text:list-item>
          <text:p text:style-name="P34">Column oka part meeda depend avvadam</text:p>
        </text:list-item>
      </text:list>
      <text:p text:style-name="Text_20_body">❌ Before 2NF</text:p>
      <text:p text:style-name="Preformatted_20_Text"><text:span text:style-name="Source_20_Text">STUDENT_MARKS</text:span></text:p>
      <text:p text:style-name="Preformatted_20_Text"><text:span text:style-name="Source_20_Text">sid <text:s text:c="2"/>subject <text:s text:c="2"/>sname <text:s text:c="2"/>marks</text:span></text:p>
      <text:p text:style-name="Preformatted_20_Text"><text:span text:style-name="Source_20_Text">1 <text:s text:c="4"/>Math <text:s text:c="5"/>Ravi <text:s text:c="3"/>80</text:span></text:p>
      <text:p text:style-name="P1"><text:span text:style-name="Source_20_Text">1 <text:s text:c="4"/>Physics <text:s text:c="2"/>Ravi <text:s text:c="3"/>90</text:span></text:p>
      <text:p text:style-name="Text_20_body">👉 <text:span text:style-name="Source_20_Text">sname</text:span> depends only on <text:span text:style-name="Source_20_Text">sid</text:span><text:line-break/>👉 But primary key = (sid, subject)</text:p>
      <text:p text:style-name="Text_20_body">✅ After 2NF</text:p>
      <text:p text:style-name="Preformatted_20_Text"><text:span text:style-name="Source_20_Text">STUDENT</text:span></text:p>
      <text:p text:style-name="Preformatted_20_Text"><text:span text:style-name="Source_20_Text">sid <text:s text:c="2"/>sname</text:span></text:p>
      <text:p text:style-name="Preformatted_20_Text"><text:span text:style-name="Source_20_Text">1 <text:s text:c="4"/>Ravi</text:span></text:p>
      <text:p text:style-name="Preformatted_20_Text"/>
      <text:p text:style-name="Preformatted_20_Text"><text:span text:style-name="Source_20_Text">MARKS</text:span></text:p>
      <text:p text:style-name="Preformatted_20_Text"><text:span text:style-name="Source_20_Text">sid <text:s text:c="2"/>subject <text:s text:c="2"/>marks</text:span></text:p>
      <text:p text:style-name="Preformatted_20_Text"><text:span text:style-name="Source_20_Text">1 <text:s text:c="4"/>Math <text:s text:c="5"/>80</text:span></text:p>
      <text:p text:style-name="P1"><text:span text:style-name="Source_20_Text">1 <text:s text:c="4"/>Physics <text:s text:c="2"/>90</text:span></text:p>
      <text:p text:style-name="Text_20_body">🧠 Telugu:</text:p>
      <text:p text:style-name="Quotations"><text:span text:style-name="Strong_20_Emphasis">Partial dependency remove cheyadam = 2NF</text:span></text:p>
      <text:p text:style-name="Horizontal_20_Line"/>
      <text:h text:style-name="Heading_20_3" text:outline-level="3">3️⃣ Third Normal Form (3NF)</text:h>
      <text:h text:style-name="Heading_20_3" text:outline-level="3">Rule:</text:h>
      <text:list text:style-name="L33">
        <text:list-item>
          <text:p text:style-name="P35">Table must be in <text:span text:style-name="Strong_20_Emphasis">2NF</text:span></text:p>
        </text:list-item>
        <text:list-item>
          <text:p text:style-name="P35"><text:span text:style-name="Strong_20_Emphasis">Transitive dependency undakudadu</text:span></text:p>
        </text:list-item>
      </text:list>
      <text:p text:style-name="Text_20_body">👉 Transitive dependency ante:</text:p>
      <text:list text:style-name="L34">
        <text:list-item>
          <text:p text:style-name="P36">A → B</text:p>
        </text:list-item>
        <text:list-item>
          <text:p text:style-name="P36">B → C</text:p>
        </text:list-item>
        <text:list-item>
          <text:p text:style-name="P36">So A → C</text:p>
        </text:list-item>
      </text:list>
      <text:p text:style-name="Text_20_body">❌ Before 3NF</text:p>
      <text:p text:style-name="Preformatted_20_Text"><text:span text:style-name="Source_20_Text">EMP</text:span></text:p>
      <text:p text:style-name="Preformatted_20_Text"><text:span text:style-name="Source_20_Text">empid <text:s text:c="2"/>ename <text:s text:c="2"/>deptid <text:s text:c="2"/>deptname</text:span></text:p>
      <text:p text:style-name="P1"><text:soft-page-break/><text:span text:style-name="Source_20_Text">101 <text:s text:c="4"/>Ravi <text:s text:c="3"/>10 <text:s text:c="6"/>HR</text:span></text:p>
      <text:p text:style-name="Text_20_body">👉 deptname depends on deptid<text:line-break/>👉 deptid depends on empid</text:p>
      <text:p text:style-name="Text_20_body">✅ After 3NF</text:p>
      <text:p text:style-name="Preformatted_20_Text"><text:span text:style-name="Source_20_Text">EMP</text:span></text:p>
      <text:p text:style-name="Preformatted_20_Text"><text:span text:style-name="Source_20_Text">empid <text:s text:c="2"/>ename <text:s text:c="2"/>deptid</text:span></text:p>
      <text:p text:style-name="Preformatted_20_Text"><text:span text:style-name="Source_20_Text">101 <text:s text:c="4"/>Ravi <text:s text:c="3"/>10</text:span></text:p>
      <text:p text:style-name="Preformatted_20_Text"/>
      <text:p text:style-name="Preformatted_20_Text"><text:span text:style-name="Source_20_Text">DEPT</text:span></text:p>
      <text:p text:style-name="Preformatted_20_Text"><text:span text:style-name="Source_20_Text">deptid <text:s/>deptname</text:span></text:p>
      <text:p text:style-name="P1"><text:span text:style-name="Source_20_Text">10 <text:s text:c="5"/>HR</text:span></text:p>
      <text:p text:style-name="Text_20_body">🧠 Telugu:</text:p>
      <text:p text:style-name="Quotations"><text:span text:style-name="Strong_20_Emphasis">Non-key column inko non-key column meeda depend avvakudadu</text:span></text:p>
      <text:p text:style-name="Horizontal_20_Line"/>
      <text:h text:style-name="Heading_20_2" text:outline-level="2">🎯 Why Normalization is Important? (Interview Answer)</text:h>
      <text:list text:style-name="L35">
        <text:list-item>
          <text:p text:style-name="P37">Reduces <text:span text:style-name="Strong_20_Emphasis">data redundancy</text:span></text:p>
        </text:list-item>
        <text:list-item>
          <text:p text:style-name="P37">Improves <text:span text:style-name="Strong_20_Emphasis">data integrity</text:span></text:p>
        </text:list-item>
        <text:list-item>
          <text:p text:style-name="P37">Avoids <text:span text:style-name="Strong_20_Emphasis">insert, update, delete anomalies</text:span></text:p>
        </text:list-item>
        <text:list-item>
          <text:p text:style-name="P37">Makes database <text:span text:style-name="Strong_20_Emphasis">easy to maintain</text:span></text:p>
        </text:list-item>
      </text:list>
      <text:p text:style-name="Horizontal_20_Line"/>
      <text:h text:style-name="Heading_20_2" text:outline-level="2">🔥 One-Line Interview Answers</text:h>
      <text:list text:style-name="L36">
        <text:list-item>
          <text:p text:style-name="P38"><text:span text:style-name="Strong_20_Emphasis">Normalization</text:span>:</text:p>
          <text:p text:style-name="P2">Normalization is the process of organizing data to reduce redundancy and improve data integrity.</text:p>
        </text:list-item>
        <text:list-item>
          <text:p text:style-name="P38"><text:span text:style-name="Strong_20_Emphasis">1NF</text:span>:</text:p>
          <text:p text:style-name="P2">No multi-valued attributes.</text:p>
        </text:list-item>
        <text:list-item>
          <text:p text:style-name="P38"><text:span text:style-name="Strong_20_Emphasis">2NF</text:span>:</text:p>
          <text:p text:style-name="P2">No partial dependency.</text:p>
        </text:list-item>
        <text:list-item>
          <text:p text:style-name="P38"><text:span text:style-name="Strong_20_Emphasis">3NF</text:span>:</text:p>
          <text:p text:style-name="P2">No transitive dependency.</text:p>
        </text:list-item>
      </text:list>
      <text:p text:style-name="Horizontal_20_Line"/>
      <text:h text:style-name="Heading_20_2" text:outline-level="2">🧠 Ultimate Memory Trick 🔥</text:h>
      <text:p text:style-name="Preformatted_20_Text"><text:span text:style-name="Source_20_Text">1NF → Single value</text:span></text:p>
      <text:p text:style-name="Preformatted_20_Text"><text:soft-page-break/><text:span text:style-name="Source_20_Text">2NF → Full dependency</text:span></text:p>
      <text:p text:style-name="P1"><text:span text:style-name="Source_20_Text">3NF → No indirect dependency</text:span></text:p>
      <text:p text:style-name="Horizontal_20_Line"/>
      <text:p text:style-name="Text_20_body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20:04:53.713047551</meta:creation-date>
    <dc:date>2025-12-28T23:29:36.949076846</dc:date>
    <meta:editing-duration>PT3H2M28S</meta:editing-duration>
    <meta:editing-cycles>1</meta:editing-cycles>
    <meta:document-statistic meta:table-count="8" meta:image-count="0" meta:object-count="0" meta:page-count="13" meta:paragraph-count="356" meta:word-count="1575" meta:character-count="8890" meta:non-whitespace-character-count="7553"/>
    <meta:generator>LibreOffice/24.2.7.2$Linux_X86_64 LibreOffice_project/420$Build-2</meta:generator>
  </office:meta>
</office:document-meta>
</file>